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3pt" officeooo:rsid="000510d3" officeooo:paragraph-rsid="000510d3" style:font-size-asian="13pt" style:font-size-complex="13pt"/>
    </style:style>
    <style:style style:name="P2" style:family="paragraph" style:parent-style-name="Standard">
      <style:paragraph-properties fo:text-align="center" style:justify-single-word="false"/>
      <style:text-properties fo:font-size="13pt" officeooo:rsid="000510d3" officeooo:paragraph-rsid="000510d3" style:font-size-asian="13pt" style:font-size-complex="13pt"/>
    </style:style>
    <style:style style:name="P3" style:family="paragraph" style:parent-style-name="Standard">
      <style:paragraph-properties fo:text-align="start" style:justify-single-word="false"/>
      <style:text-properties fo:font-size="13pt" officeooo:rsid="000510d3" officeooo:paragraph-rsid="000510d3" style:font-size-asian="13pt" style:font-size-complex="13pt"/>
    </style:style>
    <style:style style:name="P4" style:family="paragraph" style:parent-style-name="Standard">
      <style:paragraph-properties fo:text-align="start" style:justify-single-word="false"/>
      <style:text-properties fo:font-size="13pt" officeooo:rsid="000a91d7" officeooo:paragraph-rsid="000a91d7" style:font-size-asian="13pt" style:font-size-complex="13pt"/>
    </style:style>
    <style:style style:name="T1" style:family="text">
      <style:text-properties officeooo:rsid="00070be9"/>
    </style:style>
    <style:style style:name="T2" style:family="text">
      <style:text-properties officeooo:rsid="0008b590"/>
    </style:style>
    <style:style style:name="T3" style:family="text">
      <style:text-properties officeooo:rsid="000bdfc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ex Agudelo</text:p>
      <text:p text:style-name="P1">Robotics homework 4</text:p>
      <text:p text:style-name="P1">2/7/2017</text:p>
      <text:p text:style-name="P2">Half page summary</text:p>
      <text:p text:style-name="P2"/>
      <text:p text:style-name="P3"><text:tab/>I started with the page on the self-sustaining <text:span text:style-name="T2">dynamo</text:span> in the earth's core and was slightly confused by it at first. I thought it was interesting to find out how the magnetic fields are produced in the earth. Everyone knows there are magnetic forces on earth but don't understand where they come from. The magnetic field seems to be generated by the circulation of molten metal in the earth crust. This circulation is known to be very slow but has a strong impact on the field. <text:span text:style-name="T1">The comparison goes to the sun. The main take away is that the rotation does not contribute to the magnetic field of the sun. Instead it has to do with the non-solid form of the sun. The period of the sun is not uniform across the sun. The higher latitudes have a longer period than the equator of the sun. This difference is what cause the dynamo theory which is the source of the suns magnetic fields. Mathematicians tried to solve this problem but realized the complicated of it. After many iterations of mathematicians the average dynamo field equation was found which was called the “alpha effect”</text:span></text:p>
      <text:p text:style-name="P4"><text:tab/>The second article was more about using the magnetic fields that are present. It describes the origin of the compass by stating it came from warfare. The first main use of the compass was directing armies in times of low viability like fog. <text:span text:style-name="T3">The example that the article mentions is Emperor Hoang-ti. He used it to defeat the less organized rebels who could not see in the fog heavy area. The original compass was not very robust and needed to be constantly magnetized and placed on a flat surface of water. Therefore, this method was not very robust especially for sailors who are out at sea. Therefore, more sophisticated methods were needed to mount the needle in rougher environments. This lead to the <text:s/>compass card that helped mount the needle. The cards surface would mark differing directions which the needle would point to . This helped sailors navigate in harsher environm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7T23:18:47.213527354</meta:creation-date>
    <dc:date>2017-02-07T23:32:28.305871841</dc:date>
    <meta:editing-duration>PT11M3S</meta:editing-duration>
    <meta:editing-cycles>9</meta:editing-cycles>
    <meta:generator>LibreOffice/4.2.8.2$Linux_X86_64 LibreOffice_project/420m0$Build-2</meta:generator>
    <meta:document-statistic meta:table-count="0" meta:image-count="0" meta:object-count="0" meta:page-count="1" meta:paragraph-count="6" meta:word-count="353" meta:character-count="2022" meta:non-whitespace-character-count="1672"/>
  </office:meta>
</office:document-meta>
</file>